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Header">
      <style:text-properties officeooo:paragraph-rsid="001c99b3"/>
    </style:style>
    <style:style style:name="P2" style:family="paragraph" style:parent-style-name="Header">
      <style:paragraph-properties fo:text-align="justify" style:justify-single-word="false"/>
      <style:text-properties style:font-name="Arial" fo:font-size="12pt" fo:language="fr" fo:country="FR" fo:font-weight="normal" officeooo:rsid="001cb9e4" officeooo:paragraph-rsid="001c99b3" fo:background-color="transparent" style:font-name-asian="Calibri1" style:font-size-asian="12pt" style:font-weight-asian="normal" style:font-name-complex="Calibri1" style:font-weight-complex="normal"/>
    </style:style>
    <style:style style:name="P3" style:family="paragraph" style:parent-style-name="Footer">
      <style:paragraph-properties fo:text-align="center" style:justify-single-word="false"/>
    </style:style>
    <style:style style:name="P4" style:family="paragraph" style:parent-style-name="Heading_20_1">
      <loext:graphic-properties draw:fill="solid" draw:fill-color="#bdd6ee"/>
      <style:paragraph-properties fo:text-align="center" style:justify-single-word="false" fo:background-color="#bdd6ee"/>
      <style:text-properties officeooo:paragraph-rsid="001c99b3"/>
    </style:style>
    <style:style style:name="P5" style:family="paragraph" style:parent-style-name="List_20_Paragraph">
      <style:paragraph-properties fo:margin-left="0cm" fo:margin-right="0cm" fo:text-align="justify" style:justify-single-word="false" fo:text-indent="0cm" style:auto-text-indent="false"/>
    </style:style>
    <style:style style:name="P6" style:family="paragraph" style:parent-style-name="List_20_Paragraph">
      <loext:graphic-properties draw:fill="solid" draw:fill-color="#ededed"/>
      <style:paragraph-properties fo:margin-left="0cm" fo:margin-right="0cm" fo:text-align="justify" style:justify-single-word="false" fo:text-indent="0cm" style:auto-text-indent="false" fo:background-color="#ededed"/>
      <style:text-properties fo:font-weight="bold" style:font-weight-asian="bold"/>
    </style:style>
    <style:style style:name="P7" style:family="paragraph" style:parent-style-name="List_20_Paragraph">
      <style:paragraph-properties fo:margin-left="0cm" fo:margin-right="0cm" fo:text-align="justify" style:justify-single-word="false" fo:text-indent="0cm" style:auto-text-indent="false"/>
      <style:text-properties officeooo:paragraph-rsid="001d1d8f" fo:background-color="transparent"/>
    </style:style>
    <style:style style:name="P8" style:family="paragraph" style:parent-style-name="List_20_Paragraph">
      <style:paragraph-properties fo:margin-left="0cm" fo:margin-right="0cm" fo:text-align="justify" style:justify-single-word="false" fo:text-indent="0cm" style:auto-text-indent="false"/>
      <style:text-properties officeooo:paragraph-rsid="00241ff6" fo:background-color="transparent"/>
    </style:style>
    <style:style style:name="P9" style:family="paragraph" style:parent-style-name="List_20_Paragraph">
      <style:paragraph-properties fo:margin-left="0cm" fo:margin-right="0cm" fo:text-align="justify" style:justify-single-word="false" fo:text-indent="0cm" style:auto-text-indent="false"/>
      <style:text-properties style:font-name="Arial" fo:font-size="12pt" fo:font-weight="bold" officeooo:rsid="00241ff6" officeooo:paragraph-rsid="00241ff6" fo:background-color="transparent" style:font-name-asian="Calibri1" style:font-size-asian="12pt" style:font-weight-asian="bold" style:font-name-complex="Calibri1"/>
    </style:style>
    <style:style style:name="P10" style:family="paragraph" style:parent-style-name="List_20_Paragraph">
      <style:paragraph-properties fo:margin-left="0cm" fo:margin-right="0cm" fo:text-align="justify" style:justify-single-word="false" fo:text-indent="0cm" style:auto-text-indent="false"/>
      <style:text-properties fo:font-size="16pt" fo:font-style="italic" fo:font-weight="bold" fo:background-color="transparent" style:font-size-asian="16pt" style:font-style-asian="italic" style:font-weight-asian="bold" style:font-size-complex="16pt"/>
    </style:style>
    <style:style style:name="P11" style:family="paragraph" style:parent-style-name="List_20_Paragraph">
      <style:paragraph-properties fo:margin-left="0cm" fo:margin-right="0cm" fo:text-align="justify" style:justify-single-word="false" fo:text-indent="0cm" style:auto-text-indent="false"/>
      <style:text-properties fo:font-size="18pt" fo:font-weight="bold" fo:background-color="transparent" style:font-size-asian="18pt" style:font-weight-asian="bold" style:font-size-complex="18pt"/>
    </style:style>
    <style:style style:name="P12" style:family="paragraph" style:parent-style-name="Standard">
      <style:paragraph-properties fo:margin-left="0cm" fo:margin-right="0cm" fo:text-align="justify" style:justify-single-word="false" fo:text-indent="0cm" style:auto-text-indent="false"/>
      <style:text-properties officeooo:paragraph-rsid="00241a0a" fo:background-color="transparen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241a0a"/>
    </style:style>
    <style:style style:name="P15" style:family="paragraph" style:parent-style-name="Standard">
      <style:paragraph-properties fo:text-align="justify" style:justify-single-word="false"/>
      <style:text-properties officeooo:paragraph-rsid="00241ff6"/>
    </style:style>
    <style:style style:name="P16" style:family="paragraph" style:parent-style-name="Standard">
      <loext:graphic-properties draw:fill="solid" draw:fill-color="#ededed"/>
      <style:paragraph-properties fo:background-color="#ededed"/>
      <style:text-properties fo:font-weight="bold" style:font-weight-asian="bold"/>
    </style:style>
    <style:style style:name="P17" style:family="paragraph" style:parent-style-name="Standard">
      <loext:graphic-properties draw:fill="solid" draw:fill-color="#ededed"/>
      <style:paragraph-properties fo:text-align="justify" style:justify-single-word="false" fo:background-color="#ededed"/>
      <style:text-properties fo:font-weight="bold" style:font-weight-asian="bold"/>
    </style:style>
    <style:style style:name="P18" style:family="paragraph" style:parent-style-name="Standard">
      <loext:graphic-properties draw:fill="solid" draw:fill-color="#ededed"/>
      <style:paragraph-properties fo:text-align="justify" style:justify-single-word="false" fo:background-color="#ededed"/>
      <style:text-properties fo:font-weight="bold" officeooo:paragraph-rsid="002b1156" style:font-weight-asian="bold"/>
    </style:style>
    <style:style style:name="P19" style:family="paragraph" style:parent-style-name="Standard">
      <loext:graphic-properties draw:fill="solid" draw:fill-color="#ededed"/>
      <style:paragraph-properties fo:background-color="#ededed"/>
      <style:text-properties fo:font-weight="bold" officeooo:paragraph-rsid="001f0de2" style:font-weight-asian="bold"/>
    </style:style>
    <style:style style:name="P20" style:family="paragraph" style:parent-style-name="Standard">
      <style:paragraph-properties fo:text-align="justify" style:justify-single-word="false"/>
      <style:text-properties style:font-name="Arial" fo:font-size="12pt" officeooo:rsid="001f0de2" fo:background-color="transparent" style:font-name-asian="Calibri1" style:font-size-asian="12pt" style:font-name-complex="Calibri1"/>
    </style:style>
    <style:style style:name="P21" style:family="paragraph" style:parent-style-name="Standard">
      <style:paragraph-properties fo:text-align="justify" style:justify-single-word="false"/>
      <style:text-properties fo:background-color="transparent"/>
    </style:style>
    <style:style style:name="P22" style:family="paragraph" style:parent-style-name="Standard">
      <style:paragraph-properties fo:text-align="justify" style:justify-single-word="false"/>
      <style:text-properties officeooo:paragraph-rsid="00241a0a" fo:background-color="transparent"/>
    </style:style>
    <style:style style:name="P23" style:family="paragraph" style:parent-style-name="Standard">
      <style:paragraph-properties fo:text-align="justify" style:justify-single-word="false"/>
      <style:text-properties officeooo:rsid="00241ff6" officeooo:paragraph-rsid="00241ff6" fo:background-color="transparent"/>
    </style:style>
    <style:style style:name="P24" style:family="paragraph" style:parent-style-name="Standard">
      <style:paragraph-properties fo:margin-top="0cm" fo:margin-bottom="0cm" loext:contextual-spacing="false" fo:text-align="justify" style:justify-single-word="false"/>
    </style:style>
    <style:style style:name="P25" style:family="paragraph" style:parent-style-name="Standard">
      <style:paragraph-properties fo:margin-top="0cm" fo:margin-bottom="0cm" loext:contextual-spacing="false" fo:line-height="100%" fo:text-align="justify" style:justify-single-word="false"/>
      <style:text-properties officeooo:rsid="002e0997" fo:background-color="transparent"/>
    </style:style>
    <style:style style:name="P26" style:family="paragraph" style:parent-style-name="Standard">
      <style:paragraph-properties fo:text-align="justify" style:justify-single-word="false" fo:padding="0cm" fo:border="none"/>
      <style:text-properties fo:background-color="transparent"/>
    </style:style>
    <style:style style:name="P27" style:family="paragraph" style:parent-style-name="Standard">
      <style:paragraph-properties fo:text-align="justify" style:justify-single-word="false" fo:padding="0cm" fo:border="none"/>
      <style:text-properties officeooo:paragraph-rsid="001d1d8f" fo:background-color="transparent"/>
    </style:style>
    <style:style style:name="P28" style:family="paragraph" style:parent-style-name="Standard">
      <style:paragraph-properties fo:text-align="justify" style:justify-single-word="false" fo:padding="0cm" fo:border="none"/>
      <style:text-properties officeooo:rsid="001d1d8f" fo:background-color="transparent"/>
    </style:style>
    <style:style style:name="P29" style:family="paragraph" style:parent-style-name="Standard">
      <loext:graphic-properties draw:fill="solid" draw:fill-color="#ededed"/>
      <style:paragraph-properties fo:background-color="#ededed" fo:padding="0cm" fo:border="none"/>
      <style:text-properties fo:font-weight="bold" style:font-weight-asian="bold"/>
    </style:style>
    <style:style style:name="P30" style:family="paragraph" style:parent-style-name="Standard">
      <loext:graphic-properties draw:fill="solid" draw:fill-color="#d9e2f3"/>
      <style:paragraph-properties fo:margin-top="0.212cm" fo:margin-bottom="0.212cm" loext:contextual-spacing="false" fo:text-align="center" style:justify-single-word="false" fo:background-color="#d9e2f3"/>
    </style:style>
    <style:style style:name="P31" style:family="paragraph" style:parent-style-name="List_20_Paragraph">
      <style:paragraph-properties fo:text-align="justify" style:justify-single-word="false"/>
      <style:text-properties officeooo:paragraph-rsid="00241ff6" fo:background-color="transparent"/>
    </style:style>
    <style:style style:name="P32" style:family="paragraph" style:parent-style-name="List_20_Paragraph">
      <style:paragraph-properties fo:text-align="justify" style:justify-single-word="false"/>
      <style:text-properties officeooo:rsid="00241ff6" officeooo:paragraph-rsid="00241ff6" fo:background-color="transparent"/>
    </style:style>
    <style:style style:name="P33" style:family="paragraph" style:parent-style-name="Standard">
      <style:paragraph-properties fo:margin-left="2.501cm" fo:margin-right="0cm" fo:text-indent="-2.501cm" style:auto-text-indent="false"/>
    </style:style>
    <style:style style:name="P34" style:family="paragraph" style:parent-style-name="Standard">
      <style:paragraph-properties fo:margin-left="2.501cm" fo:margin-right="0cm" fo:text-indent="-2.501cm" style:auto-text-indent="false"/>
      <style:text-properties style:text-underline-style="none" fo:font-weight="normal" officeooo:rsid="002b1156" officeooo:paragraph-rsid="002b1156" style:font-weight-asian="normal" style:font-weight-complex="normal"/>
    </style:style>
    <style:style style:name="P35" style:family="paragraph" style:parent-style-name="Standard">
      <style:paragraph-properties fo:margin-left="2.501cm" fo:margin-right="0cm" fo:text-indent="-2.501cm" style:auto-text-indent="false"/>
      <style:text-properties officeooo:paragraph-rsid="001f89af"/>
    </style:style>
    <style:style style:name="P36" style:family="paragraph" style:parent-style-name="Heading_20_1" style:master-page-name="Standard">
      <loext:graphic-properties draw:fill="solid" draw:fill-color="#bdd6ee"/>
      <style:paragraph-properties fo:text-align="center" style:justify-single-word="false" style:page-number="auto" fo:background-color="#bdd6ee"/>
      <style:text-properties fo:font-weight="bold" style:font-weight-asian="bold"/>
    </style:style>
    <style:style style:name="P37" style:family="paragraph" style:parent-style-name="List_20_Paragraph" style:list-style-name="WWNum21">
      <style:paragraph-properties fo:text-align="justify" style:justify-single-word="false"/>
      <style:text-properties fo:background-color="transparent"/>
    </style:style>
    <style:style style:name="P38" style:family="paragraph" style:parent-style-name="List_20_Paragraph" style:list-style-name="WWNum21">
      <style:paragraph-properties fo:text-align="justify" style:justify-single-word="false"/>
      <style:text-properties officeooo:paragraph-rsid="001d1d8f" fo:background-color="transparent"/>
    </style:style>
    <style:style style:name="P39" style:family="paragraph" style:parent-style-name="List_20_Paragraph" style:list-style-name="WWNum21">
      <style:paragraph-properties fo:text-align="justify" style:justify-single-word="false"/>
      <style:text-properties officeooo:paragraph-rsid="00241ff6" fo:background-color="transparent"/>
    </style:style>
    <style:style style:name="P40" style:family="paragraph" style:parent-style-name="List_20_Paragraph" style:list-style-name="WWNum21">
      <style:paragraph-properties fo:text-align="justify" style:justify-single-word="false"/>
      <style:text-properties officeooo:paragraph-rsid="0025886b" fo:background-color="transparent"/>
    </style:style>
    <style:style style:name="P41" style:family="paragraph" style:parent-style-name="List_20_Paragraph" style:list-style-name="WWNum23">
      <style:paragraph-properties fo:text-align="justify" style:justify-single-word="false"/>
      <style:text-properties fo:background-color="transparent"/>
    </style:style>
    <style:style style:name="P42" style:family="paragraph" style:parent-style-name="List_20_Paragraph" style:list-style-name="WWNum21">
      <style:paragraph-properties fo:text-align="justify" style:justify-single-word="false"/>
      <style:text-properties officeooo:rsid="00241ff6" officeooo:paragraph-rsid="00241ff6" fo:background-color="transparent"/>
    </style:style>
    <style:style style:name="P43" style:family="paragraph" style:parent-style-name="Standard">
      <style:paragraph-properties fo:text-align="justify" style:justify-single-word="false"/>
      <style:text-properties style:font-name="Arial" fo:font-size="12pt" officeooo:rsid="002fca34" officeooo:paragraph-rsid="002fca34" fo:background-color="transparent" style:font-name-asian="Calibri1" style:font-size-asian="12pt" style:font-name-complex="Calibri1"/>
    </style:style>
    <style:style style:name="P44" style:family="paragraph" style:parent-style-name="Standard">
      <loext:graphic-properties draw:fill="solid" draw:fill-color="#ededed"/>
      <style:paragraph-properties fo:text-align="justify" style:justify-single-word="false" fo:background-color="#ededed"/>
      <style:text-properties fo:font-weight="bold" style:font-weight-asian="bold"/>
    </style:style>
    <style:style style:name="P45" style:family="paragraph" style:parent-style-name="Text_20_body" style:list-style-name="WWNum21">
      <style:paragraph-properties fo:text-align="justify" style:justify-single-word="false"/>
      <style:text-properties fo:background-color="transparent"/>
    </style:style>
    <style:style style:name="P46" style:family="paragraph" style:parent-style-name="Text_20_body" style:list-style-name="L1">
      <style:paragraph-properties fo:margin-top="0cm" fo:margin-bottom="0cm" loext:contextual-spacing="false"/>
    </style:style>
    <style:style style:name="P47" style:family="paragraph" style:parent-style-name="Text_20_body" style:list-style-name="L2">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text-properties officeooo:paragraph-rsid="001f0de2"/>
    </style:style>
    <style:style style:name="P49" style:family="paragraph" style:parent-style-name="Text_20_body" style:list-style-name="L2">
      <style:paragraph-properties fo:margin-top="0cm" fo:margin-bottom="0cm" loext:contextual-spacing="false"/>
      <style:text-properties officeooo:rsid="001cb9e4" officeooo:paragraph-rsid="001f0de2" fo:background-color="transparent"/>
    </style:style>
    <style:style style:name="T1" style:family="text">
      <style:text-properties style:font-name="Arial" fo:font-size="10pt" fo:font-weight="normal" officeooo:rsid="001c99b3" fo:background-color="transparent" loext:char-shading-value="0" style:font-name-asian="Calibri1" style:font-size-asian="10pt" style:font-weight-asian="normal" style:font-name-complex="Calibri1" style:font-size-complex="10pt" style:font-weight-complex="normal"/>
    </style:style>
    <style:style style:name="T2" style:family="text">
      <style:text-properties style:font-name="Arial" fo:font-size="10pt" fo:language="fr" fo:country="FR" fo:font-weight="normal" officeooo:rsid="001c99b3" fo:background-color="transparent" loext:char-shading-value="0" style:font-name-asian="Calibri1" style:font-size-asian="10pt" style:font-weight-asian="normal" style:font-name-complex="Calibri1" style:font-size-complex="10pt" style:font-weight-complex="normal"/>
    </style:style>
    <style:style style:name="T3" style:family="text">
      <style:text-properties style:font-name="Arial" fo:font-size="12pt" officeooo:rsid="00241a0a" style:font-name-asian="Calibri1" style:font-size-asian="12pt" style:font-name-complex="Calibri1"/>
    </style:style>
    <style:style style:name="T4" style:family="text">
      <style:text-properties style:font-name="Arial" fo:font-size="12pt" officeooo:rsid="0025886b" style:font-name-asian="Calibri1" style:font-size-asian="12pt" style:font-name-complex="Calibri1"/>
    </style:style>
    <style:style style:name="T5" style:family="text">
      <style:text-properties style:font-name="Arial" fo:font-size="12pt" officeooo:rsid="002b1156" style:font-name-asian="Calibri1" style:font-size-asian="12pt" style:font-name-complex="Calibri1"/>
    </style:style>
    <style:style style:name="T6" style:family="text">
      <style:text-properties style:font-name="Arial" fo:font-size="12pt" fo:font-weight="bold" officeooo:rsid="001d1d8f" style:font-name-asian="Calibri1" style:font-size-asian="12pt" style:font-weight-asian="bold" style:font-name-complex="Calibri1"/>
    </style:style>
    <style:style style:name="T7" style:family="text">
      <style:text-properties style:font-name="Arial" fo:font-size="12pt" fo:font-weight="bold" officeooo:rsid="00241a0a" style:font-name-asian="Calibri1" style:font-size-asian="12pt" style:font-weight-asian="bold" style:font-name-complex="Calibri1"/>
    </style:style>
    <style:style style:name="T8" style:family="text">
      <style:text-properties style:font-name="Arial" fo:font-size="12pt" fo:font-weight="bold" officeooo:rsid="00241a0a" fo:background-color="transparent" loext:char-shading-value="0" style:font-name-asian="Calibri1" style:font-size-asian="12pt" style:font-weight-asian="bold" style:font-name-complex="Calibri1"/>
    </style:style>
    <style:style style:name="T9" style:family="text">
      <style:text-properties style:font-name="Arial" fo:font-size="12pt" fo:font-weight="bold" officeooo:rsid="00241ff6" fo:background-color="transparent" loext:char-shading-value="0" style:font-name-asian="Calibri1" style:font-size-asian="12pt" style:font-weight-asian="bold" style:font-name-complex="Calibri1"/>
    </style:style>
    <style:style style:name="T10" style:family="text">
      <style:text-properties style:font-name="Arial" fo:font-size="12pt" fo:font-weight="normal" officeooo:rsid="001f0de2" style:font-name-asian="Calibri1" style:font-size-asian="12pt" style:font-weight-asian="normal" style:font-name-complex="Calibri1" style:font-weight-complex="normal"/>
    </style:style>
    <style:style style:name="T11" style:family="text">
      <style:text-properties style:font-name="Arial" fo:font-size="12pt" officeooo:rsid="00241ff6" fo:background-color="transparent" loext:char-shading-value="0" style:font-name-asian="Calibri1" style:font-size-asian="12pt" style:font-name-complex="Calibri1"/>
    </style:style>
    <style:style style:name="T12" style:family="text">
      <style:text-properties style:font-name="Arial" fo:font-size="12pt" officeooo:rsid="0025886b" fo:background-color="transparent" loext:char-shading-value="0" style:font-name-asian="Calibri1" style:font-size-asian="12pt" style:font-name-complex="Calibri1"/>
    </style:style>
    <style:style style:name="T13" style:family="text">
      <style:text-properties style:font-name="Arial" fo:font-size="12pt" officeooo:rsid="001f89af" fo:background-color="transparent" loext:char-shading-value="0" style:font-name-asian="Calibri1" style:font-size-asian="12pt" style:font-name-complex="Calibri1"/>
    </style:style>
    <style:style style:name="T14" style:family="text">
      <style:text-properties style:font-name="Arial" fo:font-size="12pt" officeooo:rsid="002b1156" fo:background-color="transparent" loext:char-shading-value="0" style:font-name-asian="Calibri1" style:font-size-asian="12pt" style:font-name-complex="Calibri1"/>
    </style:style>
    <style:style style:name="T15" style:family="text">
      <style:text-properties style:font-name="Arial" fo:font-size="20pt" fo:font-weight="bold" officeooo:rsid="001c99b3" fo:background-color="transparent" loext:char-shading-value="0" style:font-name-asian="Calibri1" style:font-size-asian="20pt" style:font-weight-asian="bold" style:font-name-complex="Calibri1" style:font-size-complex="20pt" style:font-weight-complex="bold"/>
    </style:style>
    <style:style style:name="T16" style:family="text">
      <style:text-properties style:font-name="Arial" fo:font-size="20pt" fo:language="fr" fo:country="FR" fo:font-weight="bold" officeooo:rsid="001c99b3" fo:background-color="transparent" loext:char-shading-value="0" style:font-name-asian="Calibri1" style:font-size-asian="20pt" style:font-weight-asian="bold" style:font-name-complex="Calibri1" style:font-size-complex="2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style:font-size-asian="10pt" style:font-size-complex="10pt"/>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1d1d8f" style:font-weight-asian="bold" style:font-weight-complex="bold"/>
    </style:style>
    <style:style style:name="T22" style:family="text">
      <style:text-properties fo:font-weight="bold" officeooo:rsid="001d1d8f" style:font-weight-asian="bold"/>
    </style:style>
    <style:style style:name="T23" style:family="text">
      <style:text-properties fo:font-weight="bold" officeooo:rsid="00241a0a" style:font-weight-asian="bold"/>
    </style:style>
    <style:style style:name="T24" style:family="text">
      <style:text-properties fo:font-weight="bold" fo:background-color="transparent" loext:char-shading-value="0" style:font-weight-asian="bold"/>
    </style:style>
    <style:style style:name="T25" style:family="text">
      <style:text-properties fo:font-weight="bold" officeooo:rsid="00241a0a" fo:background-color="transparent" loext:char-shading-value="0" style:font-weight-asian="bold"/>
    </style:style>
    <style:style style:name="T26" style:family="text">
      <style:text-properties fo:font-weight="bold" officeooo:rsid="00241ff6" fo:background-color="transparent" loext:char-shading-value="0" style:font-weight-asian="bold"/>
    </style:style>
    <style:style style:name="T27" style:family="text">
      <style:text-properties fo:background-color="#ffff00" loext:char-shading-value="0"/>
    </style:style>
    <style:style style:name="T28" style:family="text">
      <style:text-properties fo:color="#2e74b5" style:font-name="Arial" fo:font-size="20pt" style:font-size-asian="20pt" style:font-name-complex="Arial1" style:font-size-complex="20pt"/>
    </style:style>
    <style:style style:name="T29" style:family="text">
      <style:text-properties fo:background-color="transparent" loext:char-shading-value="0"/>
    </style:style>
    <style:style style:name="T30" style:family="text">
      <style:text-properties officeooo:rsid="00241ff6" fo:background-color="transparent" loext:char-shading-value="0"/>
    </style:style>
    <style:style style:name="T31" style:family="text">
      <style:text-properties fo:font-weight="normal" style:font-weight-asian="normal" style:font-weight-complex="normal"/>
    </style:style>
    <style:style style:name="T32" style:family="text">
      <style:text-properties style:text-underline-style="none" fo:font-weight="normal" officeooo:rsid="001f89af" style:font-weight-asian="normal" style:font-weight-complex="normal"/>
    </style:style>
    <style:style style:name="T33" style:family="text">
      <style:text-properties style:text-underline-style="none" fo:font-weight="normal" officeooo:rsid="002b1156" style:font-weight-asian="normal" style:font-weight-complex="normal"/>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SAE 104 – Se présenter sur Internet</text:h>
      <text:h text:style-name="P4" text:outline-level="1"><text:span text:style-name="T15">Alexis FILS-AIM</text:span><text:span text:style-name="T16">É</text:span><text:span text:style-name="T17"> </text:span><text:span text:style-name="T19">- CV et page personnelle ‘Zoom sur…’</text:span></text:h>
      <text:p text:style-name="P24"/>
      <text:p text:style-name="P16">Coordonnées</text:p>
      <text:p text:style-name="P2">Alexis FILS-AIMÉ</text:p>
      <text:p text:style-name="P2">13, rue Colonel Manhés</text:p>
      <text:p text:style-name="P2">38400 Grenoble</text:p>
      <text:p text:style-name="P2">filsaimealexis@gmail.com</text:p>
      <text:p text:style-name="P2">Tél. 06 10 92 50 52</text:p>
      <text:p text:style-name="P2">Âge : 18 ans</text:p>
      <text:p text:style-name="P2">Permis : Permis B (non véhiculé)</text:p>
      <text:p text:style-name="P2"/>
      <text:p text:style-name="P17">Etudiant en Réseaux et Télécommunications </text:p>
      <text:p text:style-name="P19">Compétences techniques</text:p>
      <text:list xml:id="list1829124944" text:style-name="L1">
        <text:list-item>
          <text:p text:style-name="P46">Programmer en Python, Bash, HTML, CSS, Java</text:p>
        </text:list-item>
      </text:list>
      <text:list xml:id="list1330587746" text:style-name="L2">
        <text:list-item>
          <text:p text:style-name="P47">Assurer l’hygiène informatique (maintien de la sécurité et gestion des risques)</text:p>
        </text:list-item>
        <text:list-item>
          <text:p text:style-name="P48">Créer et administrer un site web</text:p>
        </text:list-item>
        <text:list-item>
          <text:p text:style-name="P49">Configurer un réseau informatique</text:p>
          <text:p text:style-name="P49"/>
        </text:list-item>
      </text:list>
      <text:p text:style-name="P29">Formation</text:p>
      <text:p text:style-name="P26"><text:span text:style-name="T6">Septembre 2024 - aujourd’hui</text:span><text:span text:style-name="T19"> – </text:span><text:span text:style-name="T22">BUT Réseaux et Télécommunications</text:span></text:p>
      <text:p text:style-name="P28">IUT1 de Grenoble – Saint-Martin d’Hères</text:p>
      <text:p text:style-name="P27"><text:span text:style-name="T21">Juin 2024 – </text:span><text:span text:style-name="T20">Baccalauréat général</text:span></text:p>
      <text:p text:style-name="P27"><text:span text:style-name="T31">Lycée </text:span><text:span text:style-name="T10">du Dauphiné – Romans-Sur-Isère</text:span></text:p>
      <text:p text:style-name="P28">Spécialité : Mathématiques, NSI (Numérique et Sciences Informatiques)</text:p>
      <text:p text:style-name="P28">Mention : Bien</text:p>
      <text:p text:style-name="P16">Expérience professionnelle</text:p>
      <text:p text:style-name="P21"><text:span text:style-name="T23">novembre </text:span><text:span text:style-name="T19">2023 – </text:span><text:span text:style-name="T23">6</text:span><text:span text:style-name="T7"> mois</text:span><text:span text:style-name="T19"> - copywrit</text:span><text:span text:style-name="T23">er</text:span> – <text:span text:style-name="T7">FILS-AIME Alexis</text:span></text:p>
      <text:p text:style-name="P21"><text:span text:style-name="T3">Marketing</text:span>- <text:span text:style-name="T3">Jaillans</text:span></text:p>
      <text:p text:style-name="P13">Missions : </text:p>
      <text:list xml:id="list3319755864" text:style-name="WWNum21">
        <text:list-item>
          <text:p text:style-name="P38">Rédaction de contenus marketing (articles, posts, newsletters) pour promouvoir les produits et services.</text:p>
        </text:list-item>
        <text:list-item>
          <text:p text:style-name="P38">Création de slogans et accroches publicitaires.</text:p>
        </text:list-item>
        <text:list-item>
          <text:p text:style-name="P38">Réalisation de copywriting pour les supports numériques et imprimés.</text:p>
        </text:list-item>
        <text:list-item>
          <text:p text:style-name="P38"><text:soft-page-break/>Collaboration avec l’équipe créative pour la conception de campagnes publicitaires.</text:p>
        </text:list-item>
      </text:list>
      <text:p text:style-name="P7"/>
      <text:p text:style-name="P7"/>
      <text:p text:style-name="P14"><text:span text:style-name="T26">mars </text:span><text:span text:style-name="T24">202</text:span><text:span text:style-name="T25">4</text:span><text:span text:style-name="T24"> – </text:span><text:span text:style-name="T25">5</text:span><text:span text:style-name="T8"> jour</text:span><text:span text:style-name="T24"> – </text:span><text:span text:style-name="T8">annimés formation copywriting</text:span><text:span text:style-name="T29"> – </text:span><text:span text:style-name="T8">FILS-AIME Alexis</text:span></text:p>
      <text:p text:style-name="P22"><text:span text:style-name="T3">Marketing</text:span>- <text:span text:style-name="T3">Jaillans</text:span></text:p>
      <text:p text:style-name="P12">Missions : </text:p>
      <text:list xml:id="list153304122212398" text:continue-numbering="true" text:style-name="WWNum21">
        <text:list-item>
          <text:p text:style-name="P42">Animation de sessions de formation en copywriting.</text:p>
        </text:list-item>
        <text:list-item>
          <text:p text:style-name="P42">Développement de modules pédagogiques pour aider les participants à améliorer leurs compétences en rédaction.</text:p>
        </text:list-item>
        <text:list-item>
          <text:p text:style-name="P42">Accompagnement individualisé pour les participants pendant les ateliers pratiques.</text:p>
        </text:list-item>
        <text:list-item>
          <text:p text:style-name="P42">Évaluation des progrès des stagiaires et remise de feedback.</text:p>
        </text:list-item>
      </text:list>
      <text:p text:style-name="P32"/>
      <text:p text:style-name="P15"><text:span text:style-name="T9">juin</text:span><text:span text:style-name="T25"> </text:span><text:span text:style-name="T9">2022</text:span><text:span text:style-name="T24"> – </text:span><text:span text:style-name="T9">5 jours –</text:span><text:span text:style-name="T24"> </text:span><text:span text:style-name="T9">garde d’enfant</text:span><text:span text:style-name="T29"> – </text:span><text:span text:style-name="T9">particulier</text:span></text:p>
      <text:p text:style-name="P15"><text:span text:style-name="T12">B</text:span><text:span text:style-name="T11">abysitting</text:span><text:span text:style-name="T29">- </text:span><text:span text:style-name="T11">Lyon</text:span></text:p>
      <text:p text:style-name="P15">Missions : </text:p>
      <text:list xml:id="list153304351257124" text:continue-numbering="true" text:style-name="WWNum21">
        <text:list-item>
          <text:p text:style-name="P39">Surveillance et prise en charge d'enfants en bas âge.</text:p>
        </text:list-item>
        <text:list-item>
          <text:p text:style-name="P39">Organisation d’activités ludiques et éducatives.</text:p>
        </text:list-item>
        <text:list-item>
          <text:p text:style-name="P39">Préparation des repas et aide à l'hygiène.</text:p>
        </text:list-item>
      </text:list>
      <text:p text:style-name="P31"/>
      <text:p text:style-name="P15"><text:span text:style-name="T9">novembre 2023</text:span><text:span text:style-name="T24"> – </text:span><text:span text:style-name="T26">1</text:span><text:span text:style-name="T9"> jours –</text:span><text:span text:style-name="T24"> </text:span><text:span text:style-name="T9">garde d’enfant</text:span><text:span text:style-name="T29"> – </text:span><text:span text:style-name="T9">particulier</text:span></text:p>
      <text:p text:style-name="P15"><text:span text:style-name="T12">B</text:span><text:span text:style-name="T11">abysitting</text:span><text:span text:style-name="T29">- </text:span><text:span text:style-name="T11">Lyon</text:span></text:p>
      <text:p text:style-name="P15">Missions : </text:p>
      <text:list xml:id="list153303084721911" text:continue-numbering="true" text:style-name="WWNum21">
        <text:list-item>
          <text:p text:style-name="P39">Garde d’un enfant à domicile pour une journée.</text:p>
        </text:list-item>
        <text:list-item>
          <text:p text:style-name="P39">Activités récréatives et gestion du quotidien (repas, jeux, sieste).</text:p>
        </text:list-item>
      </text:list>
      <text:p text:style-name="P31"/>
      <text:p text:style-name="P8"/>
      <text:p text:style-name="P15"><text:span text:style-name="T9">juin</text:span><text:span text:style-name="T25"> </text:span><text:span text:style-name="T9">2022</text:span><text:span text:style-name="T24"> – </text:span><text:span text:style-name="T26">1</text:span><text:span text:style-name="T8"> mois</text:span><text:span text:style-name="T24"> – </text:span><text:span text:style-name="T9">job d’été en air d’autoroute</text:span><text:span text:style-name="T29"> – </text:span><text:span text:style-name="T8">FILS-AIME Alexis</text:span></text:p>
      <text:p text:style-name="P15"><text:span text:style-name="T30">Caisse, plonge, préparation de repas </text:span><text:span text:style-name="T29">- </text:span><text:span text:style-name="T30">H</text:span><text:span text:style-name="T11">ostun</text:span></text:p>
      <text:p text:style-name="P15">Missions : </text:p>
      <text:list xml:id="list153303419498009" text:continue-numbering="true" text:style-name="WWNum21">
        <text:list-item>
          <text:p text:style-name="P39">Gestion de la caisse et des transactions avec les clients.</text:p>
        </text:list-item>
        <text:list-item>
          <text:p text:style-name="P39">Préparation des plats et des snacks pour la vente.</text:p>
        </text:list-item>
        <text:list-item>
          <text:p text:style-name="P39">Veiller à la satisfaction des clients pendant leur passage.</text:p>
        </text:list-item>
      </text:list>
      <text:p text:style-name="P31"/>
      <text:p text:style-name="P15"><text:span text:style-name="T9">juillet</text:span><text:span text:style-name="T25"> </text:span><text:span text:style-name="T9">2023</text:span><text:span text:style-name="T24"> – </text:span><text:span text:style-name="T26">1</text:span><text:span text:style-name="T8"> mois</text:span><text:span text:style-name="T24"> – </text:span><text:span text:style-name="T9">job d’été en air d’autoroute</text:span><text:span text:style-name="T29"> – </text:span><text:span text:style-name="T8">FILS-AIME Alexis</text:span></text:p>
      <text:p text:style-name="P15"><text:span text:style-name="T29">Caisse, plonge, préparation de repas - </text:span><text:span text:style-name="T30">H</text:span><text:span text:style-name="T11">ostun</text:span></text:p>
      <text:p text:style-name="P15"><text:soft-page-break/>Missions : </text:p>
      <text:list xml:id="list153304773171160" text:continue-numbering="true" text:style-name="WWNum21">
        <text:list-item>
          <text:p text:style-name="P40">Gestion de la caisse et des transactions avec les clients.</text:p>
        </text:list-item>
        <text:list-item>
          <text:p text:style-name="P40">Préparation des plats et des snacks pour la vente.</text:p>
        </text:list-item>
        <text:list-item>
          <text:p text:style-name="P40">Veiller à la satisfaction des clients pendant leur passage.</text:p>
        </text:list-item>
      </text:list>
      <text:p text:style-name="P9"/>
      <text:p text:style-name="P23"/>
      <text:p text:style-name="P16">Langues </text:p>
      <text:p text:style-name="P20">Français : Langue natale</text:p>
      <text:p text:style-name="P20">Anglais : Niveau B2 (intermédiaire supérieur)</text:p>
      <text:p text:style-name="P20">Espagnol : Niveau A2+ (élémentaire avec une bonne compréhension orale)</text:p>
      <text:p text:style-name="P16">Centres d'intérêts </text:p>
      <text:p text:style-name="P33"><text:span text:style-name="T14">B</text:span><text:span text:style-name="T13">usiness</text:span><text:span text:style-name="T29"><text:tab/></text:span><text:span text:style-name="T4">Spécialisé dans la vente de formations en ligne, avec une expertise en trading et en investissement à long terme, </text:span><text:span text:style-name="T5">j’ai</text:span><text:span text:style-name="T4"> générer un revenu de plus de 5000€.</text:span></text:p>
      <text:p text:style-name="P35"><text:span text:style-name="T33">I</text:span><text:span text:style-name="T32">nformatiques<text:tab/> </text:span>Développeur web depuis novembre 2022, avec des compétences en HTML, CSS et no-code. Utilisation de Kali Linux pour les tests d'intrusion depuis l'été 2022, avec expérience en Bash, création de virus, et exploitation de failles via des outils comme BurpSuite, Nmap et Metasploit.</text:p>
      <text:p text:style-name="P35"><text:span text:style-name="T33">S</text:span><text:span text:style-name="T32">portifs<text:tab/></text:span>Pratiquant le judo, ceinture marron.</text:p>
      <text:p text:style-name="P34">Voyage<text:tab/>voyager dans plus d’une dizaine de pays à travers le monde</text:p>
      <text:p text:style-name="P18">Atouts </text:p>
      <text:list xml:id="list153303138462130" text:continue-numbering="true" text:style-name="WWNum21">
        <text:list-item>
          <text:p text:style-name="P45"><text:span text:style-name="Strong_20_Emphasis">Autodidacte</text:span> : Capacité à apprendre de manière autonome et à maîtriser de nouvelles compétences techniques et professionnelles.</text:p>
        </text:list-item>
        <text:list-item>
          <text:p text:style-name="P37"><text:span text:style-name="Strong_20_Emphasis">Compétences en marketing digital</text:span> : Expertise en copywriting (rédaction SEO, création de contenus engageants, optimisation des conversions), ainsi qu’en vente et gestion de campagnes publicitaires.</text:p>
        </text:list-item>
        <text:list-item>
          <text:p text:style-name="P37"><text:span text:style-name="Strong_20_Emphasis">Gestion de la relation client</text:span> : Expérience dans le suivi client et la gestion du service après-vente, avec une forte capacité à créer et entretenir des relations durables.</text:p>
        </text:list-item>
        <text:list-item>
          <text:p text:style-name="P37"><text:span text:style-name="Strong_20_Emphasis">Organisation et gestion du temps</text:span> : Habileté à organiser et prioriser efficacement les tâches et les projets, tout en respectant les délais.</text:p>
        </text:list-item>
        <text:list-item>
          <text:p text:style-name="P37"><text:span text:style-name="Strong_20_Emphasis">Création et animation de formations</text:span> : Capacité à concevoir et animer des formations sur des sujets comme le copywriting, tout en adaptant le contenu aux besoins des apprenants.</text:p>
        </text:list-item>
        <text:list-item>
          <text:p text:style-name="P37"><text:span text:style-name="Strong_20_Emphasis">Compétences en cybersécurité</text:span> : Maîtrise des outils de test d'intrusion (Kali Linux, BurpSuite, Nmap, Metasploit), avec une expérience en programmation Bash et en exploitation de failles de sécurité.</text:p>
        </text:list-item>
        <text:list-item>
          <text:p text:style-name="P45"><text:soft-page-break/><text:span text:style-name="Strong_20_Emphasis">Compétences en développement web</text:span> : Pratique du développement web en HTML, CSS et no-code, avec la capacité de créer et gérer des sites web fonctionnels.</text:p>
        </text:list-item>
      </text:list>
      <text:p text:style-name="P30"><text:span text:style-name="Titre_20_1_20_Car"><text:span text:style-name="T28">Zoom sur…</text:span></text:span></text:p>
      <text:p text:style-name="P5"/>
      <text:p text:style-name="P11">Transformer des mots en résultats : mon expérience en formation copywriting</text:p>
      <text:p text:style-name="P10">Comment j'ai conçu et animé ma première session de formation en copywriting pour aider les participants à améliorer leur rédaction marketing.</text:p>
      <text:p text:style-name="P25">En mars 2024, j'ai eu l'opportunité de créer et d'animer une formation en <text:span text:style-name="Strong_20_Emphasis">copywriting</text:span> pour un groupe d'adultes en reconversion professionnelle. J'ai passé <text:span text:style-name="Strong_20_Emphasis">5 jours</text:span> à préparer le contenu pédagogique, en me concentrant sur des aspects clés comme l'écriture SEO, la création de titres accrocheurs et l'optimisation des conversions. Le <text:span text:style-name="Strong_20_Emphasis">6e jour</text:span>, j'ai animé la formation en direct, guidant les participants à travers des exercices pratiques et offrant un feedback personnalisé lors d'une session en visio. Ce projet a été stressant, mais il m'a permis de tester mes compétences en enseignement et d'acquérir une expérience précieuse en gestion de groupe et en communication. Ma principale motivation était de relever ce défi, de contribuer à l'apprentissage des autres et de générer des revenus pour mon entreprise.</text:p>
      <text:p text:style-name="P5"/>
      <text:p text:style-name="P6">J’ai <text:span text:style-name="T29">appris à… </text:span></text:p>
      <text:list xml:id="list228189755" text:style-name="WWNum23">
        <text:list-item>
          <text:p text:style-name="P41">Concevoir des formations adaptées aux besoins spécifiques des apprenants.</text:p>
        </text:list-item>
        <text:list-item>
          <text:p text:style-name="P41">Animer un groupe et gérer les interactions pour maximiser l'apprentissage.</text:p>
        </text:list-item>
        <text:list-item>
          <text:p text:style-name="P41">Donner des retours constructifs pour aider les participants à progresser.</text:p>
        </text:list-item>
      </text:list>
      <text:p text:style-name="P17">Illustration :</text:p>
      <text:p text:style-name="P43">https://www.canva.com/design/DAF-qyfcYKE/Ik2UWGf9iJhj8J1C4ARxCw/edit?utm_content=DAF-qyfcYKE&amp;utm_campaign=designshare&amp;utm_medium=link2&amp;utm_source=sharebutto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padding="0cm" fo:border="non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 Light1" style:font-family-asian="'Calibri Light'" style:font-family-generic-asian="system" style:font-pitch-asian="variable" style:font-size-asian="16pt"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name-complex="Calibri Light1" style:font-family-complex="'Calibri Light'"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entury Gothic" fo:font-family="'Century Gothic'" style:font-family-generic="roman" style:font-pitch="variable" fo:font-size="12pt" style:font-size-asian="12pt" style:font-name-complex="Century Gothic1" style:font-family-complex="'Century Gothic'"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 Light1" style:font-family-asian="'Calibri Light'" style:font-family-generic-asian="system" style:font-pitch-asian="variable" style:font-size-asian="16pt" style:font-name-complex="Calibri Light1" style:font-family-complex="'Calibri Light'"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name-complex="Calibri Light1" style:font-family-complex="'Calibri Light'"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Pied_20_de_20_page_20_Car" style:display-name="Pied de page C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1"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3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4"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2" text:style-name="ListLabel_20_45"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6"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7"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5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c99b3"/>
    </style:style>
    <style:style style:name="MP2" style:family="paragraph" style:parent-style-name="Footer">
      <style:paragraph-properties fo:text-align="center" style:justify-single-word="false"/>
    </style:style>
    <style:style style:name="MT1" style:family="text">
      <style:text-properties style:font-name="Arial" fo:font-size="10pt" fo:font-weight="normal" officeooo:rsid="001c99b3" fo:background-color="transparent" loext:char-shading-value="0" style:font-name-asian="Calibri1" style:font-size-asian="10pt" style:font-weight-asian="normal" style:font-name-complex="Calibri1" style:font-size-complex="10pt" style:font-weight-complex="normal"/>
    </style:style>
    <style:style style:name="MT2" style:family="text">
      <style:text-properties style:font-name="Arial" fo:font-size="10pt" fo:language="fr" fo:country="FR" fo:font-weight="normal" officeooo:rsid="001c99b3" fo:background-color="transparent" loext:char-shading-value="0" style:font-name-asian="Calibri1" style:font-size-asian="10pt" style:font-weight-asian="normal" style:font-name-complex="Calibri1" style:font-size-complex="10pt" style:font-weight-complex="normal"/>
    </style:style>
    <style:style style:name="MT3" style:family="text">
      <style:text-properties fo:font-size="10pt" fo:font-weight="normal" style:font-size-asian="10pt" style:font-weight-asian="normal" style:font-size-complex="10pt" style:font-weight-complex="normal"/>
    </style:style>
    <style:style style:name="MT4"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Alexis FILS-AIM</text:span><text:span text:style-name="MT2">É</text:span><text:span text:style-name="MT3"> <text:s text:c="2"/></text:span><text:span text:style-name="MT4"><text:s text:c="85"/></text:span><text:bookmark-start text:name="_Hlk83364941"/><text:span text:style-name="MT4">SAE104 – </text:span><text:span text:style-name="MT1">FILS-AIM</text:span><text:span text:style-name="MT2">É</text:span><text:span text:style-name="MT4">_CV et Zoom</text:span><text:bookmark-end text:name="_Hlk83364941"/></text:p>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arine Dupont-Belrhali</meta:initial-creator>
    <meta:editing-cycles>31</meta:editing-cycles>
    <meta:print-date>2021-09-21T08:01:00</meta:print-date>
    <meta:creation-date>2021-09-24T06:32:00</meta:creation-date>
    <dc:date>2024-12-18T15:26:14.805099847</dc:date>
    <meta:editing-duration>PT2H6M7S</meta:editing-duration>
    <meta:generator>LibreOffice/6.4.7.2$Linux_X86_64 LibreOffice_project/40$Build-2</meta:generator>
    <meta:document-statistic meta:table-count="0" meta:image-count="0" meta:object-count="0" meta:page-count="4" meta:paragraph-count="91" meta:word-count="891" meta:character-count="6070" meta:non-whitespace-character-count="51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